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0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2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5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8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9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fo:color="#3333ff"/>
    </style:style>
    <style:style style:name="P21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Heading_20_2">
      <style:text-properties style:use-window-font-color="true"/>
    </style:style>
    <style:style style:name="P24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7" style:family="paragraph" style:parent-style-name="Text_20_body" style:list-style-name="L3">
      <style:text-properties fo:language="ru" fo:country="RU"/>
    </style:style>
    <style:style style:name="P28" style:family="paragraph" style:parent-style-name="Text_20_body" style:list-style-name="L3">
      <style:text-properties fo:language="ru" fo:country="RU" fo:background-color="#ffff00"/>
    </style:style>
    <style:style style:name="P29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22cc7"/>
    </style:style>
    <style:style style:name="P30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31" style:family="paragraph" style:parent-style-name="Text_20_body">
      <style:text-properties fo:color="#6666ff" fo:language="ru" fo:country="RU" fo:font-style="normal" officeooo:paragraph-rsid="0002d4cb" style:font-style-asian="normal" style:font-style-complex="normal"/>
    </style:style>
    <style:style style:name="P32" style:family="paragraph" style:parent-style-name="Text_20_body">
      <style:text-properties fo:color="#6666ff" fo:language="ru" fo:country="RU" fo:font-style="normal" officeooo:paragraph-rsid="000d81af" style:font-style-asian="normal" style:font-style-complex="normal"/>
    </style:style>
    <style:style style:name="P33" style:family="paragraph" style:parent-style-name="Text_20_body">
      <loext:graphic-properties draw:fill="solid" draw:fill-color="#00ccff" draw:opacity="100%"/>
      <style:paragraph-properties fo:background-color="#00ccff"/>
      <style:text-properties fo:color="#6666ff" fo:language="ru" fo:country="RU" fo:font-style="normal" officeooo:rsid="000dceae" officeooo:paragraph-rsid="000dceae" style:font-style-asian="normal" style:font-style-complex="normal"/>
    </style:style>
    <style:style style:name="P34" style:family="paragraph" style:parent-style-name="Text_20_body">
      <style:text-properties style:use-window-font-color="true" fo:language="ru" fo:country="RU" fo:font-style="normal" fo:font-weight="normal" officeooo:paragraph-rsid="00036bf3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use-window-font-color="true" fo:language="ru" fo:country="RU" fo:font-style="normal" officeooo:paragraph-rsid="0007f603" style:font-style-asian="normal" style:font-style-complex="normal"/>
    </style:style>
    <style:style style:name="P36" style:family="paragraph" style:parent-style-name="Text_20_body">
      <loext:graphic-properties draw:fill="solid" draw:fill-color="#00ccff" draw:opacity="100%"/>
      <style:paragraph-properties fo:background-color="#00ccff"/>
      <style:text-properties style:use-window-font-color="true" fo:language="ru" fo:country="RU" fo:font-style="normal" officeooo:paragraph-rsid="00090814" style:font-style-asian="normal" style:font-style-complex="normal"/>
    </style:style>
    <style:style style:name="P37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5dd3c"/>
    </style:style>
    <style:style style:name="P38" style:family="paragraph" style:parent-style-name="Text_20_body">
      <style:text-properties officeooo:paragraph-rsid="0007f21f"/>
    </style:style>
    <style:style style:name="P39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7f21f"/>
    </style:style>
    <style:style style:name="P40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ad8f6"/>
    </style:style>
    <style:style style:name="P41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d49d7"/>
    </style:style>
    <style:style style:name="P42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dceae"/>
    </style:style>
    <style:style style:name="P43" style:family="paragraph" style:parent-style-name="Text_20_body">
      <loext:graphic-properties draw:fill="solid" draw:fill-color="#00ccff" draw:opacity="100%"/>
      <style:paragraph-properties fo:background-color="#00ccff"/>
      <style:text-properties officeooo:paragraph-rsid="000f7254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 officeooo:rsid="0006b3c3"/>
    </style:style>
    <style:style style:name="T4" style:family="text">
      <style:text-properties fo:background-color="#ffff00" loext:char-shading-value="0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/>
    </style:style>
    <style:style style:name="T7" style:family="text">
      <style:text-properties fo:color="#0000ff"/>
    </style:style>
    <style:style style:name="T8" style:family="text">
      <style:text-properties fo:color="#0000ff" fo:language="ru" fo:country="RU" fo:font-style="normal" style:font-style-asian="normal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0000ff" fo:font-style="normal" style:font-style-asian="normal" style:font-style-complex="normal"/>
    </style:style>
    <style:style style:name="T12" style:family="text">
      <style:text-properties fo:color="#0000ff" fo:language="en" fo:country="US"/>
    </style:style>
    <style:style style:name="T13" style:family="text">
      <style:text-properties fo:color="#0000ff" fo:language="en" fo:country="US" fo:font-style="italic" style:font-style-asian="italic" style:font-style-complex="italic"/>
    </style:style>
    <style:style style:name="T14" style:family="text">
      <style:text-properties fo:color="#0000ff"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000ff" fo:language="en" fo:country="US" fo:font-style="italic" fo:font-weight="normal" officeooo:rsid="0005dd3c" style:font-style-asian="italic" style:font-weight-asian="normal" style:font-style-complex="italic" style:font-weight-complex="normal"/>
    </style:style>
    <style:style style:name="T16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7" style:family="text">
      <style:text-properties fo:color="#0000ff" fo:language="en" fo:country="US" officeooo:rsid="0007f603"/>
    </style:style>
    <style:style style:name="T18" style:family="text">
      <style:text-properties fo:color="#0000ff" fo:language="en" fo:country="US" officeooo:rsid="00090814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fo:language="ru" fo:country="RU"/>
    </style:style>
    <style:style style:name="T21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use-window-font-color="true" fo:language="ru" fo:country="RU" fo:font-style="normal" style:font-style-asian="normal" style:font-style-complex="normal"/>
    </style:style>
    <style:style style:name="T23" style:family="text">
      <style:text-properties style:use-window-font-color="true" fo:font-style="normal" style:font-style-asian="normal" style:font-style-complex="normal"/>
    </style:style>
    <style:style style:name="T2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use-window-font-color="true" fo:language="en" fo:country="US" fo:font-weight="normal" style:font-weight-asian="normal" style:font-weight-complex="normal"/>
    </style:style>
    <style:style style:name="T26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27" style:family="text">
      <style:text-properties style:use-window-font-color="true" fo:language="en" fo:country="US" fo:font-style="normal" style:font-style-asian="normal" style:font-style-complex="normal"/>
    </style:style>
    <style:style style:name="T28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weight="normal" officeooo:rsid="000d49d7" fo:background-color="transparent" loext:char-shading-value="0" style:font-weight-asian="normal" style:font-weight-complex="normal"/>
    </style:style>
    <style:style style:name="T30" style:family="text">
      <style:text-properties style:use-window-font-color="true" fo:background-color="transparent" loext:char-shading-value="0"/>
    </style:style>
    <style:style style:name="T31" style:family="text">
      <style:text-properties style:use-window-font-color="true" style:font-name="PerryGothic"/>
    </style:style>
    <style:style style:name="T3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800000" fo:language="en" fo:country="US" fo:font-style="italic" style:font-style-asian="italic" style:font-style-complex="italic"/>
    </style:style>
    <style:style style:name="T34" style:family="text">
      <style:text-properties fo:color="#6666ff"/>
    </style:style>
    <style:style style:name="T35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6666ff" fo:font-style="italic" fo:font-weight="normal" officeooo:rsid="00022cc7" style:font-style-asian="italic" style:font-weight-asian="normal" style:font-style-complex="italic" style:font-weight-complex="normal"/>
    </style:style>
    <style:style style:name="T37" style:family="text">
      <style:text-properties fo:color="#6666ff" fo:language="ru" fo:country="RU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color="#6666ff" fo:language="ru" fo:country="RU" fo:font-style="normal" style:font-style-asian="normal" style:font-style-complex="normal"/>
    </style:style>
    <style:style style:name="T39" style:family="text">
      <style:text-properties fo:color="#6666ff" fo:language="ru" fo:country="RU" fo:font-style="normal" officeooo:rsid="000f7254" style:font-style-asian="normal" style:font-style-complex="normal"/>
    </style:style>
    <style:style style:name="T40" style:family="text">
      <style:text-properties fo:color="#3399ff"/>
    </style:style>
    <style:style style:name="T41" style:family="text">
      <style:text-properties fo:color="#3333ff"/>
    </style:style>
    <style:style style:name="T42" style:family="text">
      <style:text-properties fo:color="#3333ff" fo:language="en" fo:country="US"/>
    </style:style>
    <style:style style:name="T43" style:family="text">
      <style:text-properties fo:color="#3333ff" fo:language="en" fo:country="US" fo:font-style="italic" style:font-style-asian="italic" style:font-style-complex="italic"/>
    </style:style>
    <style:style style:name="T44" style:family="text">
      <style:text-properties fo:color="#3333ff" fo:language="en" fo:country="US" fo:font-style="italic" officeooo:rsid="000dceae" style:font-style-asian="italic" style:font-style-complex="italic"/>
    </style:style>
    <style:style style:name="T45" style:family="text">
      <style:text-properties fo:color="#3333ff" fo:language="en" fo:country="US" fo:font-style="italic" officeooo:rsid="000f7254" style:font-style-asian="italic" style:font-style-complex="italic"/>
    </style:style>
    <style:style style:name="T46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3333ff" fo:language="en" fo:country="US" fo:font-weight="normal" style:font-weight-asian="normal" style:font-weight-complex="normal"/>
    </style:style>
    <style:style style:name="T48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49" style:family="text">
      <style:text-properties fo:color="#3333ff" fo:language="en" fo:country="US" fo:font-style="normal" style:font-style-asian="normal" style:font-style-complex="normal"/>
    </style:style>
    <style:style style:name="T50" style:family="text">
      <style:text-properties fo:color="#3333ff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3333ff" fo:language="en" fo:country="US" fo:font-style="normal" fo:font-weight="normal" officeooo:rsid="000ad8f6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color="#3333ff" fo:font-weight="normal" fo:background-color="transparent" loext:char-shading-value="0" style:font-weight-asian="normal" style:font-weight-complex="normal"/>
    </style:style>
    <style:style style:name="T53" style:family="text">
      <style:text-properties fo:color="#3333ff" fo:font-weight="normal" style:font-weight-asian="normal" style:font-weight-complex="normal"/>
    </style:style>
    <style:style style:name="T54" style:family="text">
      <style:text-properties fo:color="#3333ff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color="#0066ff"/>
    </style:style>
    <style:style style:name="T56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57" style:family="text">
      <style:text-properties fo:color="#0066ff" fo:language="ru" fo:country="RU" fo:font-style="normal" style:font-style-asian="normal" style:font-style-complex="normal"/>
    </style:style>
    <style:style style:name="T58" style:family="text">
      <style:text-properties fo:color="#00ccff"/>
    </style:style>
    <style:style style:name="T59" style:family="text">
      <style:text-properties fo:color="#0000cc" fo:language="en" fo:country="US" fo:font-weight="normal" style:font-weight-asian="normal" style:font-weight-complex="normal"/>
    </style:style>
    <style:style style:name="T60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61" style:family="text">
      <style:text-properties fo:color="#0066cc" fo:font-weight="normal" fo:background-color="transparent" loext:char-shading-value="0" style:font-weight-asian="normal" style:font-weight-complex="normal"/>
    </style:style>
    <style:style style:name="T62" style:family="text">
      <style:text-properties fo:color="#0066cc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font-weight="normal" fo:background-color="transparent" loext:char-shading-value="0" style:font-weight-asian="normal" style:font-weight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background-color="transparent" loext:char-shading-value="0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officeooo:rsid="0006b3c3"/>
    </style:style>
    <style:style style:name="T69" style:family="text">
      <style:text-properties officeooo:rsid="000f72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 Терре 2019-й.</text:p>
      <text:p text:style-name="P5">Анон живёт в 34-хэтажном доме (40).</text:p>
      <text:p text:style-name="P5">Юджин «прыгнул» с высотки месяц назад до вызова Анона в Эквестрию</text:p>
      <text:p text:style-name="P5">Селестии нужно восстанавливаться три месяца (11, 27, 212)</text:p>
      <text:p text:style-name="P8"><text:span text:style-name="T5">«</text:span>Магдалена Фрискай-Каррус, <text:span text:style-name="T5">2086</text:span><text:span text:style-name="T19"> – </text:span><text:span text:style-name="T20">2133</text:span><text:span text:style-name="T19"> A.C.</text:span><text:span text:style-name="T20">» </text:span><text:span text:style-name="T19">(23)</text:span></text:p>
      <text:p text:style-name="P3"><text:span text:style-name="T1">1</text:span>2.04.2142 А.<text:span text:style-name="T1">C</text:span>. <text:span text:style-name="T1">(84)</text:span></text:p>
      <text:p text:style-name="P4">12.04.2142 А.С. (85)</text:p>
      <text:p text:style-name="P4">12.04.2142 А.С. (86)</text:p>
      <text:p text:style-name="P4"><text:s/>12.04.2142 А.С. (86)</text:p>
      <text:p text:style-name="P4">12.04.2142 А.С. (87)</text:p>
      <text:p text:style-name="P5">Анону в 2019-ом будет 41 год</text:p>
      <text:p text:style-name="P5">Выдача эквестрийского паспорта Анону - <text:span text:style-name="T31">26.07.2143 А.С. (172)</text:span></text:p>
      <text:p text:style-name="P5">Юджин тоже живёт в тридцатидвухэтажной высотке — на двадцать восьмом этаже (204, 209)</text:p>
      <text:p text:style-name="P5">Высота дома Юджина — 105 метров (211)</text:p>
      <text:h text:style-name="Heading_20_2" text:outline-level="2"><text:span text:style-name="T66">Фанфик очищен по</text:span><text:span text:style-name="T6">лностью</text:span></text:h>
      <text:p text:style-name="P9">&lt;В конце каждой главы (чтобы не спойлерить) - рисунок мозаики, отображающий суть главы.&gt;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P29">1. Терра<text:line-break/><text:span text:style-name="T35">Gary Jules “Mad World” - </text:span><text:a xlink:type="simple" xlink:href="https://www.youtube.com/watch?v=4N3N1MlvVc4" text:style-name="Internet_20_link" text:visited-style-name="Visited_20_Internet_20_Link">https://www.youtube.com/watch?v=4N3N1MlvVc4</text:a><text:span text:style-name="T36"> </text:span></text:p>
      <text:p text:style-name="P37"><text:span text:style-name="T24">2. Пробуждение </text:span><text:bookmark text:name="eow-title1"/><text:span text:style-name="T10"><text:line-break/></text:span><text:span text:style-name="T13">AXEL F-Harold Faltermeyer</text:span><text:span text:style-name="T14"> - </text:span><text:span text:style-name="T15">https://www.youtube.com/watch?v=V4kWpi2HnPU</text:span></text:p>
      <text:p text:style-name="P10">3. Норф - <text:span text:style-name="T9">Dire Straits “Coyote”</text:span></text:p>
      <text:p text:style-name="P16">4. З<text:span text:style-name="T5">аклинание Последнего Шанса. </text:span><text:span text:style-name="T11">Mike Oldfield – Tres Lunas ”To Be Free” (Radio Edit)</text:span></text:p>
      <text:p text:style-name="P17">5. <text:span text:style-name="T19">Нерадивый ученик</text:span></text:p>
      <text:p text:style-name="P16"><text:span text:style-name="T11">6. </text:span><text:span text:style-name="T23">Нерадивый ученик-2</text:span><text:span text:style-name="T11"> </text:span><text:span text:style-name="T8">-Depeche Mode — Painkiller</text:span></text:p>
      <text:p text:style-name="P11">7. Жаркий пикник &lt;<text:span text:style-name="T40">Mylene Farmer — L`Ame-Stram-Gram</text:span>&gt;<text:line-break/>8. Стыд <text:s/>- <text:span text:style-name="T41">Pet Shop Boys — A Man Could Get Arrested</text:span></text:p>
      <text:p text:style-name="P11">9. Кошмар пегасов</text:p>
      <text:p text:style-name="P11">10. (<text:span text:style-name="T68">70</text:span>*<text:span text:style-name="T1">ctg(Pi/4)-</text:span><text:span text:style-name="T3">2</text:span><text:span text:style-name="T1">)/(</text:span><text:span text:style-name="T3">2*</text:span><text:span text:style-name="T1">ln(e)-sin(0)) </text:span>- </text:p>
      <text:p text:style-name="P39"><text:span text:style-name="T57">11.</text:span><text:span text:style-name="T22">Прощание<text:line-break/></text:span><text:span text:style-name="T55">Mark Knopfler - Hill Farmer's Blues - Córdoba 2010 </text:span><text:a xlink:type="simple" xlink:href="https://www.youtube.com/watch?v=Py9SDdYGFrQ" text:style-name="Internet_20_link" text:visited-style-name="Visited_20_Internet_20_Link"><text:span text:style-name="T49">https://www.youtube.com/watch?v=Py9SDdYGFrQ</text:span></text:a></text:p>
      <text:p text:style-name="P38"><text:span text:style-name="T27">12. Понивилль</text:span></text:p>
      <text:p text:style-name="P36">13. Расследование Твайлайт Спаркл -<text:line-break/><text:span text:style-name="T7">Seal - Amazing (T</text:span><text:span text:style-name="T12">hin White Duke Remix) </text:span><text:span text:style-name="T18">https://www.youtube.com/watch?v=E-00RvfVx3o</text:span></text:p>
      <text:p text:style-name="P18">14. Знакомство с Рэйнбоу Дэш</text:p>
      <text:p text:style-name="P14">15. День сурка</text:p>
      <text:p text:style-name="P14">16. Мэйнхэттен - <text:span text:style-name="T43">ZZ Top – Gimme all your lovin, Mothley Crue – Kick Start My Heart</text:span></text:p>
      <text:p text:style-name="P14"><text:span text:style-name="T42">17. Деградация -</text:span><text:span text:style-name="T25"> </text:span><text:span text:style-name="T59">David Bowie - Lets Dance, Roxette – Queen of rain, </text:span><text:span text:style-name="T47">Metallica-Enter Sandman</text:span></text:p>
      <text:p text:style-name="P14"><text:soft-page-break/>18. Филлидельфия - <text:span text:style-name="T47">Kiss – I Was Made For Lovin’ You, </text:span><text:bookmark text:name="eow-title"/><text:span text:style-name="T56">Haddaway - What is love </text:span></text:p>
      <text:p text:style-name="P14">19. Фейс-контроль- <text:span text:style-name="T26">&lt;</text:span><text:span text:style-name="T48">Mothley Crue – Cickstart my heart</text:span><text:span text:style-name="T26">&gt;</text:span></text:p>
      <text:p text:style-name="P14">20. Большое Откровение - <text:span text:style-name="T26">&lt;</text:span><text:span text:style-name="T48">Mission Impossible theme</text:span><text:span text:style-name="T26">&gt;</text:span></text:p>
      <text:p text:style-name="P14">21. Поединок с Луной</text:p>
      <text:p text:style-name="P14">22. Лучший Гранд Галопин Гала в истории - <text:span text:style-name="T16">Bee Gees – You Should Be dancing, INXS – Suicide blonde, </text:span><text:span text:style-name="T60">Ace Enders – million different people</text:span></text:p>
      <text:p text:style-name="P22">23. Летающий замок</text:p>
      <text:p text:style-name="P22">24. Навсегда. И всегда. <text:span text:style-name="T1">- Mylene Farmer ? - </text:span><text:span text:style-name="T34">Solarsoul &amp; Lukas Termena — Memories From The Sky</text:span></text:p>
      <text:p text:style-name="P40"><text:span text:style-name="T62">25. Осколки.<text:line-break/></text:span><text:bookmark text:name="eow-title3"/><text:span text:style-name="T48">Electric Light Orchestra - Sorrow About To Fall</text:span><text:span text:style-name="T50"> </text:span><text:span text:style-name="T51">https://www.youtube.com/watch?v=71SbKaGb0qM</text:span></text:p>
      <text:p text:style-name="P21">26. Терра. <text:tab/></text:p>
      <text:p text:style-name="P41"><text:span text:style-name="T50"><text:tab/><text:tab/></text:span><text:span text:style-name="T54">Воскресенье<text:line-break/></text:span><text:bookmark text:name="eow-title4"/><text:span text:style-name="T28">David Bowie - Ashes To Ashes </text:span><text:span text:style-name="T29">https://www.youtube.com/watch?v=CMThz7eQ6K0</text:span></text:p>
      <text:p text:style-name="P14"><text:span text:style-name="T28"><text:tab/><text:tab/>Понедельник - </text:span><text:span text:style-name="T63">Michael Jackson — Get out of my mind</text:span></text:p>
      <text:p text:style-name="P14">27. Терра.</text:p>
      <text:p text:style-name="P14"><text:tab/><text:tab/>Вторник- <text:span text:style-name="T55">Mike Oldfield — The Top Of The Morning</text:span></text:p>
      <text:p text:style-name="P14"><text:tab/><text:tab/>Среда</text:p>
      <text:p text:style-name="P14">28. Терра</text:p>
      <text:p text:style-name="P14"><text:tab/><text:tab/>Четверг- Mike Oldfield – Tubular Bells II – Altered State, Michael Jackson – This time around</text:p>
      <text:p text:style-name="P14">29. Отбытие-<text:span text:style-name="T2">&lt;Mission Impossible theme ?&gt;&lt;</text:span><text:span text:style-name="T46">Queen – Flash</text:span><text:span text:style-name="T2">&gt;</text:span></text:p>
      <text:p text:style-name="P42"><text:span text:style-name="T37">30. Разговор за столиком в ночи<text:line-break/></text:span><text:bookmark text:name="eow-title5"/><text:span text:style-name="T53">Wintergatan LIVE At Victoriateatern - Giorgio By Moroder (Daft Punk cover)</text:span></text:p>
      <text:p text:style-name="P33">https://www.youtube.com/watch?v=GMuuLEF0a84&amp;t=182s</text:p>
      <text:p text:style-name="P43"><text:span text:style-name="T39">31. </text:span><text:span text:style-name="T38">Эпилог<text:line-break/></text:span><text:bookmark text:name="eow-title6"/><text:span text:style-name="T44">Daft Punk - Get Lucky </text:span><text:span text:style-name="T45">https://www.youtube.com/watch?v=h5EofwRzit0</text:span></text:p>
      <text:p text:style-name="P14"/>
      <text:p text:style-name="P14">(в Эпилоге - эскиз первого рисунка – Сел ложит рог Анону на плечо)</text:p>
      <text:p text:style-name="P14"/>
      <text:p text:style-name="P14">Подходящая для глав музыка:</text:p>
      <text:p text:style-name="P31"><text:span text:style-name="T67">Pink Floyd “Another Brick In The Wall”</text:span></text:p>
      <text:p text:style-name="P31"><text:span text:style-name="T2">Michael Jackson “Beat It”</text:span></text:p>
      <text:p text:style-name="P31"><text:span text:style-name="T2">Electronics “Disappointed”</text:span></text:p>
      <text:p text:style-name="P34"><text:span text:style-name="T2"><text:s/></text:span><text:span text:style-name="T13">Pet Shop Boys “So Hard”</text:span></text:p>
      <text:p text:style-name="P32"><text:span text:style-name="T65">Roger Waters — What God Wants</text:span></text:p>
      <text:p text:style-name="P14">Roxette - Crush On You, How Do You Do, Riders In The Sky</text:p>
      <text:p text:style-name="P14">Synthis — Empty Skies</text:p>
      <text:p text:style-name="P14">Blusoul — Eat Dust</text:p>
      <text:p text:style-name="P35"><text:span text:style-name="T58">d.notive — Talking Flight</text:span></text:p>
      <text:p text:style-name="P14">Solarsoul &amp; Lukas Termena — Memories From The Sky</text:p>
      <text:p text:style-name="P14">Cure — Apart, Love Song, Lullaby, The Big Hand, Wrong Number</text:p>
      <text:p text:style-name="P14">Theatre of Tragedy — Lorelei, Samanta, A Hamlet</text:p>
      <text:p text:style-name="P14"><text:soft-page-break/>Therion — To Mega Therion, O Fortuna, In Remembrance, Clavicula Nox</text:p>
      <text:p text:style-name="P14">Martin Mitton — Lonely Girl</text:p>
      <text:p text:style-name="P14">A-ha — The Sun Always shines on TV</text:p>
      <text:p text:style-name="P14">Ace Enders — A Million Different People</text:p>
      <text:p text:style-name="P15">Coldplay — Do not panic, Talk</text:p>
      <text:p text:style-name="P15">Cranberries — Animal Instinct</text:p>
      <text:p text:style-name="P15">Deep Purple — Smoke On The Water</text:p>
      <text:p text:style-name="P15">Depeche Mode — Never Let Me Down Again,Master And Servants,A Question Of Time,No Good,Painkiller</text:p>
      <text:p text:style-name="P15">Dire Straits — Freeway Flyer, The Road, What Is It, You dont know youre born, Coyote</text:p>
      <text:p text:style-name="P13">Seal – Killer</text:p>
      <text:p text:style-name="P13">Blue Ouster Cult – Do Not Fear The Reaper</text:p>
      <text:p text:style-name="P13">Elvis Presley – Raised On Rock</text:p>
      <text:p text:style-name="P13">Enigma – Return To Innocence</text:p>
      <text:p text:style-name="P19">Erasure – Always, <text:span text:style-name="T19">I love to hate you</text:span></text:p>
      <text:p text:style-name="P13">Foreigner – Urgent</text:p>
      <text:p text:style-name="P13">Haddaway – What Is Love</text:p>
      <text:p text:style-name="P13">INXS – Mediate, Need You Tonight, Suicide Blonde</text:p>
      <text:p text:style-name="P13">Jarre – Chronologie, Calypso 1, Globe Trotter</text:p>
      <text:p text:style-name="P20">Linkin Park — Numb</text:p>
      <text:p text:style-name="P20">Megadeth — Symphony Of Destruction</text:p>
      <text:p text:style-name="P20">Metallica — Enter Sandman</text:p>
      <text:p text:style-name="P20">Mike Oldfield — Nighshade, Outcast, Top Of The Morning, Secrets, Altered State, Weightless, Voyager</text:p>
      <text:p text:style-name="P20">Michael Jackson — This Time Around, You Rock My World</text:p>
      <text:p text:style-name="P20">Mothley Crue — Kickstart My Heart</text:p>
      <text:p text:style-name="P20">Nirvana — Come As You Are</text:p>
      <text:p text:style-name="P13"/>
      <text:p text:style-name="P13"/>
      <text:p text:style-name="P12"/>
      <text:p text:style-name="P1"><text:span text:style-name="T21">&lt;</text:span><text:span text:style-name="T3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21">&gt;</text:span></text:p>
      <text:p text:style-name="P7">&lt;<text:span text:style-name="T5"> Пони — сельские жители и не любят больших городов. </text:span>&gt;</text:p>
      <text:p text:style-name="P6"/>
      <text:p text:style-name="P5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2"/>
      <text:h text:style-name="P23" text:outline-level="2"/>
      <text:h text:style-name="Heading_20_2" text:outline-level="2">Идеи</text:h>
      <text:list xml:id="list7175510671512100802" text:style-name="L1">
        <text:list-item>
          <text:p text:style-name="P24">Книги:</text:p>
        </text:list-item>
      </text:list>
      <text:list xml:id="list1960805889488857312" text:style-name="L2">
        <text:list-item>
          <text:p text:style-name="P25"><text:soft-page-break/>«Великие грифоны прошлого» - из канона (5<text:span text:style-name="T1">s8e)</text:span></text:p>
        </text:list-item>
        <text:list-item>
          <text:p text:style-name="P25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5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5">Дасти Вейфарер «Зебрианская культура, быт и фольклор»</text:p>
        </text:list-item>
        <text:list-item>
          <text:p text:style-name="P25">«Краткая история Эквестрии»</text:p>
        </text:list-item>
        <text:list-item>
          <text:p text:style-name="P25">«Шедевры архитектуры Эквестрии» с разделом о Кантерлотском Королевском Дворце</text:p>
        </text:list-item>
        <text:list-item>
          <text:p text:style-name="P25">«Великие дела и великие чары». Страница 893: …</text:p>
        </text:list-item>
        <text:list-item>
          <text:p text:style-name="P25">«<text:span text:style-name="T4">Природа Проклятий</text:span>» - обмен</text:p>
        </text:list-item>
        <text:list-item>
          <text:p text:style-name="P25"><text:span text:style-name="T4">«Магия для Чайников»</text:span> - обмен</text:p>
        </text:list-item>
        <text:list-item>
          <text:p text:style-name="P25"><text:span text:style-name="T4">«Энциклопедия Арканум»</text:span> - обмен</text:p>
        </text:list-item>
        <text:list-item>
          <text:p text:style-name="P25">«О Гейсах» - обмен</text:p>
        </text:list-item>
        <text:list-item>
          <text:p text:style-name="P25">«<text:span text:style-name="T4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5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5">(согласовать с вики)</text:span></text:h>
      <text:list xml:id="list5623059291559284984" text:style-name="L3">
        <text:list-item>
          <text:p text:style-name="P27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7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8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7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7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7">Около 820-ти лет назад будущий маг Лайтнинг Стар поступил на обучение к наставнику Тииспоту</text:p>
        </text:list-item>
        <text:list-item>
          <text:p text:style-name="P27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7">Единорог Аркон — специалист по чарах-иллюзиях («воздушные замки», фигуры в небе, мороки, <text:soft-page-break/>мог принимать другой облик и размер, копировать себя)</text:p>
        </text:list-item>
        <text:list-item>
          <text:p text:style-name="P27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7">У Селестии грива и хвост развеваются и переливаются от магического шампуня</text:p>
        </text:list-item>
        <text:list-item>
          <text:p text:style-name="P27">Тело Селестии очень крепкое — может выдержать несколько тонн земли</text:p>
        </text:list-item>
        <text:list-item>
          <text:p text:style-name="P27">Дискорд намного старше принцесс, его магия сильнее ихней на голову</text:p>
        </text:list-item>
        <text:list-item>
          <text:p text:style-name="P27">Луна младше Селестии на 3 года. Сёстрам около 5000 лет. <text:span text:style-name="T4">По другим данным, Селестии около 2500 лет (Обмен).</text:span></text:p>
        </text:list-item>
        <text:list-item>
          <text:p text:style-name="P27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7">Самый главный враг сестёр и Дискорда — скука</text:p>
        </text:list-item>
        <text:list-item>
          <text:p text:style-name="P27">В Эквестрии на одного жеребца приходится четыре - пять кобыл</text:p>
        </text:list-item>
        <text:list-item>
          <text:p text:style-name="P27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7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7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7">Кроме Дискорда, старше сестёр ещё старейшина драконов</text:p>
        </text:list-item>
        <text:list-item>
          <text:p text:style-name="P27">Кэйденс не прожила и 60-ти лет и является низкорожденной</text:p>
        </text:list-item>
        <text:list-item>
          <text:p text:style-name="P27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7">Народ тихо фигел от нововведений и с ещё большим ожесточением продолжал делать по-своему</text:p>
        </text:list-item>
        <text:list-item>
          <text:p text:style-name="P27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7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7">Когда пони женятся, они обмениваются ножными браслетами</text:p>
        </text:list-item>
        <text:list-item>
          <text:p text:style-name="P27">Светилами, кроме сестёр, могут управлять единороги (группы), Дискорд, Твайлайт и Старсвирл</text:p>
        </text:list-item>
        <text:list-item>
          <text:p text:style-name="P27">Королева Кризалис — правительница Зелёной Долины</text:p>
        </text:list-item>
        <text:list-item>
          <text:p text:style-name="P27">Мать Луны и Селестии — аликорн Лорен. Мать Дискорда — Алиса (пони-человек)</text:p>
        </text:list-item>
        <text:list-item>
          <text:p text:style-name="P27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8-25T15:32:06.565812862</dc:date>
    <meta:editing-duration>P13DT2H57M32S</meta:editing-duration>
    <meta:editing-cycles>485</meta:editing-cycles>
    <meta:generator>LibreOffice/5.1.6.2$Linux_X86_64 LibreOffice_project/10m0$Build-2</meta:generator>
    <meta:document-statistic meta:table-count="0" meta:image-count="0" meta:object-count="0" meta:page-count="5" meta:paragraph-count="144" meta:word-count="1405" meta:character-count="9600" meta:non-whitespace-character-count="8278"/>
  </office:meta>
</office:document-meta>
</file>